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5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13cm" fo:min-width="8.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svg:stroke-color="#ff4000" draw:fill-color="#ff4000" draw:textarea-horizontal-align="justify" draw:textarea-vertical-align="middle" draw:auto-grow-height="false" fo:min-height="1.546cm" fo:min-width="2.868cm"/>
      <style:paragraph-properties style:writing-mode="lr-tb"/>
    </style:style>
    <style:style style:name="gr11" style:family="graphic" style:parent-style-name="standard">
      <style:graphic-properties svg:stroke-color="#ff4000" draw:fill-color="#e6e905" draw:textarea-horizontal-align="justify" draw:textarea-vertical-align="middle" draw:auto-grow-height="false" fo:min-height="1.995cm" fo:min-width="3.317cm"/>
      <style:paragraph-properties style:writing-mode="lr-tb"/>
    </style:style>
    <style:style style:name="gr12" style:family="graphic" style:parent-style-name="standard">
      <style:graphic-properties svg:stroke-color="#ff4000" draw:fill-color="#e6e905" draw:textarea-horizontal-align="justify" draw:textarea-vertical-align="middle" draw:auto-grow-height="false" fo:min-height="0.873cm" fo:min-width="0.847cm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standard">
      <style:graphic-properties svg:stroke-color="#ff4000" draw:fill-color="#e6e905" draw:textarea-horizontal-align="justify" draw:textarea-vertical-align="middle" draw:auto-grow-height="false" fo:min-height="1.546cm" fo:min-width="3.765cm"/>
      <style:paragraph-properties style:writing-mode="lr-tb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26cm"/>
      <style:paragraph-properties style:writing-mode="lr-tb"/>
    </style:style>
    <style:style style:name="gr1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5.053cm" fo:min-width="10.9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444cm" fo:min-width="2.643cm"/>
      <style:paragraph-properties style:writing-mode="lr-tb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24" style:family="graphic" style:parent-style-name="objectwithoutfill">
      <style:graphic-properties draw:marker-end="Arrowheads_20_8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4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6e905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11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0pt" style:text-underline-style="solid" style:text-underline-width="auto" style:text-underline-color="font-color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3cm" svg:height="2.54cm" svg:x="3.222cm" svg:y="2.905cm">
          <text:p text:style-name="P1">Client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2cm" svg:height="1.039cm" svg:x="3.223cm" svg:y="4.723cm">
          <draw:text-box>
            <text:p text:style-name="P2"><text:span text:style-name="T1">Encapsulates connection to server</text:span></text:p>
          </draw:text-box>
        </draw:frame>
        <draw:custom-shape draw:style-name="gr3" draw:text-style-name="P1" draw:layer="layout" svg:width="8.89cm" svg:height="4.763cm" svg:x="1.952cm" svg:y="7.032cm">
          <text:p text:style-name="P1">RTypeDistantServer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572cm" svg:height="3.175cm" svg:x="2.27cm" svg:y="9.89cm">
          <draw:text-box>
            <text:p text:style-name="P2"><text:span text:style-name="T1">An abstraction layer between the engine and the client. Executes the requests received from the server, and creates the various controllers (local <text:s/>&amp; distant)</text:span></text:p>
          </draw:text-box>
        </draw:frame>
        <draw:line draw:style-name="gr5" draw:text-style-name="P4" draw:layer="layout" svg:x1="5.762cm" svg:y1="7.032cm" svg:x2="5.762cm" svg:y2="5.445cm">
          <text:p/>
        </draw:line>
        <draw:line draw:style-name="gr6" draw:text-style-name="P5" draw:layer="layout" svg:x1="7.35cm" svg:y1="5.445cm" svg:x2="7.35cm" svg:y2="7.032cm">
          <text:p text:style-name="P1"><text:span text:style-name="T1">Buffers commands to execute</text:span></text:p>
        </draw:line>
        <draw:frame draw:style-name="gr7" draw:text-style-name="P3" draw:layer="layout" svg:width="3.857cm" svg:height="1.039cm" svg:x="1.588cm" svg:y="5.993cm">
          <draw:text-box>
            <text:p text:style-name="P2"><text:span text:style-name="T1">Buffers commands to send</text:span></text:p>
          </draw:text-box>
        </draw:frame>
        <draw:frame draw:style-name="gr7" draw:text-style-name="P3" draw:layer="layout" svg:width="3.857cm" svg:height="1.039cm" svg:x="7.62cm" svg:y="5.993cm">
          <draw:text-box>
            <text:p text:style-name="P2"><text:span text:style-name="T1">Buffers commands to execute</text:span></text:p>
          </draw:text-box>
        </draw:frame>
        <draw:path draw:style-name="gr8" draw:text-style-name="P4" draw:layer="layout" svg:width="3.956cm" svg:height="3.416cm" draw:transform="rotate (0.984540231050001) translate (6.2247482327278cm 2.81751961463946cm)" svg:viewBox="0 0 3957 3417" svg:d="M0 10c453-48 898 83 1304 263 383 170 752 404 1018 735 343 427 696 854 984 1323 200 325 453 619 610 971l41 115">
          <text:p/>
        </draw:path>
        <draw:frame draw:style-name="gr9" draw:text-style-name="P3" draw:layer="layout" svg:width="5.398cm" svg:height="1.27cm" svg:x="11.477cm" svg:y="1cm">
          <draw:text-box>
            <text:p text:style-name="P2"><text:span text:style-name="T1">Async read from/write to server</text:span></text:p>
          </draw:text-box>
        </draw:frame>
        <draw:custom-shape draw:style-name="gr10" draw:text-style-name="P7" draw:layer="layout" svg:width="4.762cm" svg:height="2.54cm" svg:x="1.635cm" svg:y="16.24cm">
          <text:p text:style-name="P6"><text:span text:style-name="T1">LocalPlayer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.397cm" svg:height="3.175cm" svg:x="1.635cm" svg:y="19.732cm">
          <text:p text:style-name="P6"><text:span text:style-name="T1">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905cm" svg:height="1.587cm" svg:x="5.127cm" svg:y="20.685cm">
          <text:p text:style-name="P6"><text:span text:style-name="T1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5.762cm" svg:y1="18.145cm" svg:x2="5.762cm" svg:y2="21.002cm">
          <text:p/>
        </draw:line>
        <draw:frame draw:style-name="gr14" draw:text-style-name="P3" draw:layer="layout" svg:width="5.715cm" svg:height="1.039cm" svg:x="0.682cm" svg:y="18.693cm">
          <draw:text-box>
            <text:p text:style-name="P2"><text:span text:style-name="T1">Updates position from inputs (through RigidBody)</text:span></text:p>
          </draw:text-box>
        </draw:frame>
        <draw:custom-shape draw:style-name="gr15" draw:text-style-name="P8" draw:layer="layout" svg:width="6.03cm" svg:height="2.54cm" draw:transform="skewX (0.000872664625997165) rotate (0.000872664625997165) translate (13.382cm 11.165cm)">
          <text:p text:style-name="P6"><text:span text:style-name="T1">PlayerFromServer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905cm" svg:height="1.587cm" svg:x="5.127cm" svg:y="20.685cm">
          <text:p text:style-name="P6"><text:span text:style-name="T1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.397cm" svg:height="3.175cm" svg:x="14.017cm" svg:y="14.657cm">
          <text:p text:style-name="P6"><text:span text:style-name="T1">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905cm" svg:height="1.587cm" svg:x="17.509cm" svg:y="15.61cm">
          <text:p text:style-name="P6"><text:span text:style-name="T1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8.462cm" svg:y1="13.07cm" svg:x2="18.462cm" svg:y2="15.61cm">
          <text:p/>
        </draw:line>
        <draw:frame draw:style-name="gr17" draw:text-style-name="P3" draw:layer="layout" svg:width="5.715cm" svg:height="0.876cm" svg:x="14.017cm" svg:y="14.017cm">
          <draw:text-box>
            <text:p text:style-name="P2"><text:span text:style-name="T1">Updates position directly</text:span></text:p>
          </draw:text-box>
        </draw:frame>
        <draw:line draw:style-name="gr18" draw:text-style-name="P5" draw:layer="layout" svg:x1="3.857cm" svg:y1="11.795cm" svg:x2="3.857cm" svg:y2="15.922cm">
          <text:p text:style-name="P1"><text:span text:style-name="T1">Relays orders from server</text:span></text:p>
          <text:p text:style-name="P1"><text:span text:style-name="T1"/></text:p>
        </draw:line>
        <draw:line draw:style-name="gr19" draw:text-style-name="P5" draw:layer="layout" svg:x1="10.207cm" svg:y1="11.795cm" svg:x2="13.065cm" svg:y2="12.112cm">
          <text:p text:style-name="P6"><text:span text:style-name="T1">Relays orders from </text:span><text:span text:style-name="T1">server</text:span></text:p>
          <text:p text:style-name="P6"><text:span text:style-name="T1"/></text:p>
        </draw:line>
        <draw:custom-shape draw:style-name="gr20" draw:text-style-name="P9" draw:layer="layout" svg:width="11.43cm" svg:height="5.303cm" svg:x="10.207cm" svg:y="21.637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45cm" svg:height="3.81cm" svg:x="10.525cm" svg:y="21.637cm">
          <text:p text:style-name="P1">Ob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5" draw:layer="layout" svg:x1="11.795cm" svg:y1="21.955cm" svg:x2="7.032cm" svg:y2="21.955cm">
          <text:p text:style-name="P1"><text:span text:style-name="T1">Monitors position</text:span></text:p>
          <text:p text:style-name="P1"><text:span text:style-name="T1"/></text:p>
        </draw:line>
        <draw:custom-shape draw:style-name="gr23" draw:text-style-name="P1" draw:layer="layout" svg:width="1.27cm" svg:height="1.27cm" svg:x="8.302cm" svg:y="21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4" draw:layer="layout" svg:x1="8.937cm" svg:y1="21.32cm" svg:x2="8.937cm" svg:y2="12.112cm">
          <text:p/>
        </draw:line>
        <draw:frame draw:style-name="gr25" draw:text-style-name="P3" draw:layer="layout" svg:width="7.288cm" svg:height="1.039cm" svg:x="8.952cm" svg:y="19.963cm">
          <draw:text-box>
            <text:p><text:span text:style-name="T1">Signals any change in </text:span><text:span text:style-name="T1">position to the server</text:span></text:p>
            <text:p><text:span text:style-name="T1"/></text:p>
          </draw:text-box>
        </draw:frame>
        <draw:frame draw:style-name="gr26" draw:text-style-name="P11" draw:layer="layout" svg:width="7.303cm" svg:height="6.985cm" svg:x="12.747cm" svg:y="2.27cm">
          <draw:text-box>
            <text:p text:style-name="P10"><text:span text:style-name="T2">Client-side remote player control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1:15:39.953873963</meta:creation-date>
    <dc:date>2023-12-26T11:37:35.875278650</dc:date>
    <meta:editing-duration>PT21M56S</meta:editing-duration>
    <meta:editing-cycles>1</meta:editing-cycles>
    <meta:document-statistic meta:object-count="30"/>
    <meta:generator>LibreOffice/7.5.9.2$Linux_X86_64 LibreOffice_project/50$Build-2</meta:generator>
  </office:meta>
</office:document-meta>
</file>